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ce3" office:value-type="percentage" office:value="1" calcext:value-type="percentage">
            <text:p>100.00%</text:p>
          </table:table-cell>
          <table:table-cell table:style-name="ce3" table:formula="of:=[.E2]*0.8" office:value-type="percentage" office:value="0.8" calcext:value-type="percentage">
            <text:p>80.00%</text:p>
          </table:table-cell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style-name="Default" office:value-type="float" office:value="1.611" calcext:value-type="float">
            <text:p>1.611</text:p>
          </table:table-cell>
          <table:table-cell table:formula="of:=[.$C$2]/[.C3]" office:value-type="float" office:value="0.620732464307883" calcext:value-type="float">
            <text:p>0.620732464307883</text:p>
          </table:table-cell>
          <table:table-cell table:style-name="ce3" office:value-type="percentage" office:value="0.620732464307883" calcext:value-type="percentage">
            <text:p>62.07%</text:p>
          </table:table-cell>
          <table:table-cell table:style-name="ce3" table:formula="of:=[.E3]*0.8" office:value-type="percentage" office:value="0.496585971446307" calcext:value-type="percentage">
            <text:p>49.66%</text:p>
          </table:table-cell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style-name="Default" office:value-type="float" office:value="0.89118" calcext:value-type="float">
            <text:p>0.89118</text:p>
          </table:table-cell>
          <table:table-cell table:formula="of:=[.$C$2]/[.C4]" office:value-type="float" office:value="1.12210776722996" calcext:value-type="float">
            <text:p>1.12210776722996</text:p>
          </table:table-cell>
          <table:table-cell table:style-name="ce3" office:value-type="percentage" office:value="1.12210776722996" calcext:value-type="percentage">
            <text:p>112.21%</text:p>
          </table:table-cell>
          <table:table-cell table:style-name="ce3" table:formula="of:=[.E4]*0.8" office:value-type="percentage" office:value="0.897686213783972" calcext:value-type="percentage">
            <text:p>89.77%</text:p>
          </table:table-cell>
        </table:table-row>
        <table:table-row table:style-name="ro1">
          <table:table-cell/>
          <table:table-cell office:value-type="string" calcext:value-type="string">
            <text:p>nzd</text:p>
          </table:table-cell>
          <table:table-cell table:style-name="ce1" office:value-type="float" office:value="1.7175" calcext:value-type="float">
            <text:p>1.7175</text:p>
          </table:table-cell>
          <table:table-cell table:formula="of:=[.$C$2]/[.C5]" office:value-type="float" office:value="0.582241630276565" calcext:value-type="float">
            <text:p>0.582241630276565</text:p>
          </table:table-cell>
          <table:table-cell table:style-name="ce3" office:value-type="percentage" office:value="0.582241630276565" calcext:value-type="percentage">
            <text:p>58.22%</text:p>
          </table:table-cell>
          <table:table-cell table:style-name="ce3" table:formula="of:=[.E5]*0.8" office:value-type="percentage" office:value="0.465793304221252" calcext:value-type="percentage">
            <text:p>46.58%</text:p>
          </table:table-cell>
        </table:table-row>
        <table:table-row table:style-name="ro1">
          <table:table-cell/>
          <table:table-cell office:value-type="string" calcext:value-type="string">
            <text:p>cny</text:p>
          </table:table-cell>
          <table:table-cell table:style-name="Default" office:value-type="float" office:value="7.8042" calcext:value-type="float">
            <text:p>7.8042</text:p>
          </table:table-cell>
          <table:table-cell table:formula="of:=[.$C$2]/[.C6]" office:value-type="float" office:value="0.128136131826452" calcext:value-type="float">
            <text:p>0.128136131826452</text:p>
          </table:table-cell>
          <table:table-cell table:style-name="ce3" office:value-type="percentage" office:value="0.128136131826452" calcext:value-type="percentage">
            <text:p>12.81%</text:p>
          </table:table-cell>
          <table:table-cell table:style-name="ce3" table:formula="of:=[.E6]*0.8" office:value-type="percentage" office:value="0.102508905461162" calcext:value-type="percentage">
            <text:p>10.25%</text:p>
          </table:table-cell>
        </table:table-row>
        <table:table-row table:style-name="ro1">
          <table:table-cell/>
          <table:table-cell office:value-type="string" calcext:value-type="string">
            <text:p>aud</text:p>
          </table:table-cell>
          <table:table-cell table:style-name="Default" office:value-type="float" office:value="1.5794" calcext:value-type="float">
            <text:p>1.5794</text:p>
          </table:table-cell>
          <table:table-cell table:formula="of:=[.$C$2]/[.C7]" office:value-type="float" office:value="0.633151829808788" calcext:value-type="float">
            <text:p>0.633151829808788</text:p>
          </table:table-cell>
          <table:table-cell table:style-name="ce3" office:value-type="percentage" office:value="0.633151829808788" calcext:value-type="percentage">
            <text:p>63.32%</text:p>
          </table:table-cell>
          <table:table-cell table:style-name="ce3" table:formula="of:=[.E7]*0.8" office:value-type="percentage" office:value="0.506521463847031" calcext:value-type="percentage">
            <text:p>50.65%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SD to:</text:p>
          </table:table-cell>
          <table:table-cell office:value-type="string" calcext:value-type="string">
            <text:p>eur</text:p>
          </table:table-cell>
          <table:table-cell table:formula="of:=1/[.C3]" office:value-type="currency" office:currency="USD" office:value="0.620732464307883" calcext:value-type="currency">
            <text:p>$0.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formula="of:=[.C4]/[.C3]" office:value-type="currency" office:currency="USD" office:value="0.5531843575419" calcext:value-type="currency">
            <text:p>$0.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ny</text:p>
          </table:table-cell>
          <table:table-cell table:formula="of:=[.C6]/[.C3]" office:value-type="currency" office:currency="USD" office:value="4.84432029795158" calcext:value-type="currency">
            <text:p>$4.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zd</text:p>
          </table:table-cell>
          <table:table-cell table:formula="of:=[.C5]/[.C3]" office:value-type="currency" office:currency="USD" office:value="1.06610800744879" calcext:value-type="currency">
            <text:p>$1.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d</text:p>
          </table:table-cell>
          <table:table-cell table:formula="of:=[.C7]/[.C3]" office:value-type="currency" office:currency="USD" office:value="0.980384854127871" calcext:value-type="currency">
            <text:p>$0.9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BP to:</text:p>
          </table:table-cell>
          <table:table-cell office:value-type="string" calcext:value-type="string">
            <text:p>eur</text:p>
          </table:table-cell>
          <table:table-cell office:value-type="currency" office:currency="USD" office:value="0.89118" calcext:value-type="currency">
            <text:p>$0.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formula="of:=[.C3]/[.C4]" office:value-type="currency" office:currency="USD" office:value="1.80771561300747" calcext:value-type="currency">
            <text:p>$1.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ny</text:p>
          </table:table-cell>
          <table:table-cell table:formula="of:=[.C6]/[.C4]" office:value-type="currency" office:currency="USD" office:value="8.75715343701609" calcext:value-type="currency">
            <text:p>$8.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zd</text:p>
          </table:table-cell>
          <table:table-cell table:formula="of:=[.C5]/[.C4]" office:value-type="currency" office:currency="USD" office:value="1.92722009021746" calcext:value-type="currency">
            <text:p>$1.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d</text:p>
          </table:table-cell>
          <table:table-cell table:formula="of:=[.C7]/[.C4]" office:value-type="currency" office:currency="USD" office:value="1.77225700756301" calcext:value-type="currency">
            <text:p>$1.7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NY to:</text:p>
          </table:table-cell>
          <table:table-cell office:value-type="string" calcext:value-type="string">
            <text:p>eur</text:p>
          </table:table-cell>
          <table:table-cell office:value-type="currency" office:currency="USD" office:value="0.128136131826452" calcext:value-type="currency">
            <text:p>$0.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formula="of:=[.C3]/[.C6]" office:value-type="currency" office:currency="USD" office:value="0.206427308372415" calcext:value-type="currency">
            <text:p>$0.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formula="of:=[.C4]/[.C6]" office:value-type="currency" office:currency="USD" office:value="0.114192357961098" calcext:value-type="currency">
            <text:p>$0.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zd</text:p>
          </table:table-cell>
          <table:table-cell table:formula="of:=[.C5]/[.C6]" office:value-type="currency" office:currency="USD" office:value="0.220073806411932" calcext:value-type="currency">
            <text:p>$0.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d</text:p>
          </table:table-cell>
          <table:table-cell table:formula="of:=[.C7]/[.C6]" office:value-type="currency" office:currency="USD" office:value="0.202378206606699" calcext:value-type="currency">
            <text:p>$0.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ZD to:</text:p>
          </table:table-cell>
          <table:table-cell office:value-type="string" calcext:value-type="string">
            <text:p>eur</text:p>
          </table:table-cell>
          <table:table-cell office:value-type="currency" office:currency="USD" office:value="0.582241630276565" calcext:value-type="currency">
            <text:p>$0.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formula="of:=[.C3]/[.C5]" office:value-type="currency" office:currency="USD" office:value="0.937991266375546" calcext:value-type="currency">
            <text:p>$0.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formula="of:=[.C4]/[.C5]" office:value-type="currency" office:currency="USD" office:value="0.518882096069869" calcext:value-type="currency">
            <text:p>$0.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ny</text:p>
          </table:table-cell>
          <table:table-cell table:formula="of:=[.C6]/[.C5]" office:value-type="currency" office:currency="USD" office:value="4.54393013100437" calcext:value-type="currency">
            <text:p>$4.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d</text:p>
          </table:table-cell>
          <table:table-cell table:formula="of:=[.C7]/[.C5]" office:value-type="currency" office:currency="USD" office:value="0.919592430858807" calcext:value-type="currency">
            <text:p>$0.9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UD to:</text:p>
          </table:table-cell>
          <table:table-cell office:value-type="string" calcext:value-type="string">
            <text:p>eur</text:p>
          </table:table-cell>
          <table:table-cell office:value-type="currency" office:currency="USD" office:value="0.633151829808788" calcext:value-type="currency">
            <text:p>$0.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formula="of:=[.C3]/[.C7]" office:value-type="currency" office:currency="USD" office:value="1.02000759782196" calcext:value-type="currency">
            <text:p>$1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formula="of:=[.C4]/[.C7]" office:value-type="currency" office:currency="USD" office:value="0.564252247688996" calcext:value-type="currency">
            <text:p>$0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ny</text:p>
          </table:table-cell>
          <table:table-cell table:formula="of:=[.C6]/[.C7]" office:value-type="currency" office:currency="USD" office:value="4.94124351019374" calcext:value-type="currency">
            <text:p>$4.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zd</text:p>
          </table:table-cell>
          <table:table-cell table:formula="of:=[.C5]/[.C7]" office:value-type="currency" office:currency="USD" office:value="1.08743826769659" calcext:value-type="currency">
            <text:p>$1.0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5:55:28.101959020</meta:creation-date>
    <dc:date>2018-07-18T19:17:02.404916015</dc:date>
    <meta:editing-duration>PT41M43S</meta:editing-duration>
    <meta:editing-cycles>1</meta:editing-cycles>
    <meta:document-statistic meta:table-count="1" meta:cell-count="84" meta:object-count="0"/>
    <meta:generator>LibreOffice/6.0.3.2$Linux_X86_64 LibreOffice_project/00m0$Build-2</meta:generator>
  </office:meta>
</office:document-meta>
</file>